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Akapitzlistą" style:master-page-name="MP0" style:list-style-name="LFO1" style:family="paragraph">
      <style:paragraph-properties fo:break-before="page"/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  <style:style style:name="P7" style:parent-style-name="Akapitzlistą" style:list-style-name="LFO1" style:family="paragraph"/>
    <style:style style:name="P8" style:parent-style-name="Akapitzlistą" style:list-style-name="LFO1" style:family="paragraph"/>
    <style:style style:name="P9" style:parent-style-name="Akapitzlistą" style:list-style-name="LFO1" style:family="paragraph"/>
    <style:style style:name="P10" style:parent-style-name="Akapitzlistą" style:list-style-name="LFO1" style:family="paragraph"/>
    <style:style style:name="P11" style:parent-style-name="Akapitzlistą" style:list-style-name="LFO1" style:family="paragraph"/>
    <style:style style:name="P12" style:parent-style-name="Akapitzlistą" style:list-style-name="LFO1" style:family="paragraph"/>
    <style:style style:name="P13" style:parent-style-name="Akapitzlistą" style:list-style-name="LFO1" style:family="paragraph"/>
    <style:style style:name="P14" style:parent-style-name="Akapitzlistą" style:list-style-name="LFO1" style:family="paragraph"/>
    <style:style style:name="P15" style:parent-style-name="Akapitzlistą" style:list-style-name="LFO1" style:family="paragraph"/>
    <style:style style:name="P16" style:parent-style-name="Akapitzlistą" style:list-style-name="LFO1" style:family="paragraph"/>
    <style:style style:name="P17" style:parent-style-name="Akapitzlistą" style:list-style-name="LFO1" style:family="paragraph"/>
    <style:style style:name="P18" style:parent-style-name="Akapitzlistą" style:list-style-name="LFO1" style:family="paragraph"/>
    <style:style style:name="P19" style:parent-style-name="Akapitzlistą" style:list-style-name="LFO1" style:family="paragraph"/>
    <style:style style:name="P20" style:parent-style-name="Akapitzlistą" style:list-style-name="LFO1" style:family="paragraph"/>
    <style:style style:name="P21" style:parent-style-name="Akapitzlistą" style:list-style-name="LFO1" style:family="paragraph"/>
    <style:style style:name="P22" style:parent-style-name="Akapitzlistą" style:list-style-name="LFO1" style:family="paragraph"/>
    <style:style style:name="P23" style:parent-style-name="Akapitzlistą" style:list-style-name="LFO1" style:family="paragraph"/>
    <style:style style:name="P24" style:parent-style-name="Akapitzlistą" style:list-style-name="LFO1" style:family="paragraph"/>
    <style:style style:name="P25" style:parent-style-name="Akapitzlistą" style:list-style-name="LFO1" style:family="paragraph"/>
    <style:style style:name="P26" style:parent-style-name="Akapitzlistą" style:list-style-name="LFO1" style:family="paragraph"/>
    <style:style style:name="P27" style:parent-style-name="Akapitzlistą" style:list-style-name="LFO1" style:family="paragraph"/>
    <style:style style:name="P28" style:parent-style-name="Akapitzlistą" style:list-style-name="LFO1" style:family="paragraph"/>
    <style:style style:name="P29" style:parent-style-name="Akapitzlistą" style:list-style-name="LFO1" style:family="paragraph"/>
    <style:style style:name="P30" style:parent-style-name="Akapitzlistą" style:list-style-name="LFO1" style:family="paragraph"/>
    <style:style style:name="P31" style:parent-style-name="Akapitzlistą" style:list-style-name="LFO1" style:family="paragraph"/>
    <style:style style:name="P32" style:parent-style-name="Akapitzlistą" style:list-style-name="LFO1" style:family="paragraph"/>
    <style:style style:name="P33" style:parent-style-name="Akapitzlistą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Set - Zbiór</text:p>
        </text:list-item>
        <text:list-item>
          <text:p text:style-name="P2">Real numbers - Liczby rzeczywiste</text:p>
        </text:list-item>
        <text:list-item>
          <text:p text:style-name="P3">Number line - Oś liczbowa</text:p>
        </text:list-item>
        <text:list-item>
          <text:p text:style-name="P4">Foil method - Wzory skróconego mnożenia</text:p>
        </text:list-item>
        <text:list-item>
          <text:p text:style-name="P5">Complex plane - Płaszczyzna zespolona</text:p>
        </text:list-item>
        <text:list-item>
          <text:p text:style-name="P6">Imaginary - Urojony</text:p>
        </text:list-item>
        <text:list-item>
          <text:p text:style-name="P7">Coordinates - Współrzędne</text:p>
        </text:list-item>
        <text:list-item>
          <text:p text:style-name="P8">Real coordinate - Współrzędna rzeczywista</text:p>
        </text:list-item>
        <text:list-item>
          <text:p text:style-name="P9">Denote - Oznaczać (symbolem)</text:p>
        </text:list-item>
        <text:list-item>
          <text:p text:style-name="P10">Dependency - Zależność</text:p>
        </text:list-item>
        <text:list-item>
          <text:p text:style-name="P11">Imaginary unit - Jednostka urojona</text:p>
        </text:list-item>
        <text:list-item>
          <text:p text:style-name="P12">Cartesian coordinate system – Kartezjański układ współrzędnych</text:p>
        </text:list-item>
        <text:list-item>
          <text:p text:style-name="P13">axis - Oś<text:s/></text:p>
        </text:list-item>
        <text:list-item>
          <text:p text:style-name="P14">Integer numbers - Liczby całkowite</text:p>
        </text:list-item>
        <text:list-item>
          <text:p text:style-name="P15">Rational numbers - Liczby wymierne</text:p>
        </text:list-item>
        <text:list-item>
          <text:p text:style-name="P16">Conjugate numbers - Liczby sprzężone</text:p>
        </text:list-item>
        <text:list-item>
          <text:p text:style-name="P17">Algebraic expressions - Wyrażenia algebraiczne</text:p>
        </text:list-item>
        <text:list-item>
          <text:p text:style-name="P18">Modulus<text:s/>–<text:s/>Moduł<text:s/>(liczby zespolonej)</text:p>
        </text:list-item>
        <text:list-item>
          <text:p text:style-name="P19">Complex number - Liczba zespolona</text:p>
        </text:list-item>
        <text:list-item>
          <text:p text:style-name="P20">Pythagorean theorem - Twierdzenie Pitagorasa</text:p>
        </text:list-item>
        <text:list-item>
          <text:p text:style-name="P21">Symmetrical reflection - Symetralne odbicie</text:p>
        </text:list-item>
        <text:list-item>
          <text:p text:style-name="P22">Real part of a complex number - Część rzeczywista liczby zespolonej</text:p>
        </text:list-item>
        <text:list-item>
          <text:p text:style-name="P23">Imaginary part of a complex number- Część urojona liczby zespolonej</text:p>
        </text:list-item>
        <text:list-item>
          <text:p text:style-name="P24">Fundamental Theorem of Arithmetic- Podstawowe twierdzenie arytmetyki</text:p>
        </text:list-item>
        <text:list-item>
          <text:p text:style-name="P25">Imaginary unit- jednostka urojona</text:p>
        </text:list-item>
        <text:list-item>
          <text:p text:style-name="P26">complex plane- Płaszczyzna zespolona<text:s/></text:p>
        </text:list-item>
        <text:list-item>
          <text:p text:style-name="P27">The de Moivre's theorem- Wzór de Moivre’a</text:p>
        </text:list-item>
        <text:list-item>
          <text:p text:style-name="P28">Signal processing - Przetwarzanie sygnałów<text:s/></text:p>
        </text:list-item>
        <text:list-item>
          <text:p text:style-name="P29">Electromagnetism - Elektromagnetyzm<text:s/></text:p>
        </text:list-item>
        <text:list-item>
          <text:p text:style-name="P30">Fluid dynamics - Dynamika płynów<text:s/></text:p>
        </text:list-item>
        <text:list-item>
          <text:p text:style-name="P31">Quantum mechanics - Mechanika kwantowa<text:s/></text:p>
        </text:list-item>
        <text:list-item>
          <text:p text:style-name="P32">Cartography - Kartografia<text:s/></text:p>
        </text:list-item>
        <text:list-item>
          <text:p text:style-name="P33">Vibration analysis - Analiza drgań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20pt" style:font-size-asian="20pt" style:font-size-complex="20pt" fo:language="pl" fo:country="PL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 fo:language="pl" fo:country="PL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2F5496" fo:font-size="14pt" style:font-size-asian="14pt" style:font-size-complex="14pt" fo:language="pl" fo:country="PL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F5496" fo:language="pl" fo:country="PL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2F5496" fo:language="pl" fo:country="PL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 fo:language="pl" fo:country="PL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 fo:language="pl" fo:country="PL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 fo:language="pl" fo:country="PL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 fo:language="pl" fo:country="PL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pl" fo:country="PL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 fo:language="pl" fo:country="PL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 fo:language="pl" fo:country="PL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2F5496"/>
    </style:style>
    <style:style style:name="Cytatintensywny" style:display-name="Cytat intensywny" style:family="paragraph" style:parent-style-name="Normalny" style:next-style-name="Norma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2F5496" fo:language="pl" fo:country="PL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ol Śpiewak</meta:initial-creator>
    <dc:creator>Karol Śpiewak</dc:creator>
    <meta:creation-date>2024-04-01T16:50:00Z</meta:creation-date>
    <dc:date>2024-06-09T15:42:00Z</dc:date>
    <meta:print-date>2024-06-09T15:42:00Z</meta:print-date>
    <meta:template xlink:href="Normal" xlink:type="simple"/>
    <meta:editing-cycles>5</meta:editing-cycles>
    <meta:editing-duration>PT42420S</meta:editing-duration>
    <meta:document-statistic meta:page-count="1" meta:paragraph-count="2" meta:word-count="186" meta:character-count="1246" meta:row-count="8" meta:non-whitespace-character-count="1062"/>
  </office:meta>
</office:document-meta>
</file>